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Default">
      <style:paragraph-properties style:text-autospace="none"/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 style:list-style-name="L1">
      <style:paragraph-properties fo:margin-left="1.058cm" fo:margin-right="0cm" fo:margin-top="0cm" fo:margin-bottom="0cm" style:line-height-at-least="0.529cm" fo:orphans="2" fo:widows="2" fo:text-indent="0cm" style:auto-text-indent="false" fo:background-color="#fdfdfd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4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style="italic"/>
    </style:style>
    <style:style style:name="T7" style:family="text">
      <style:text-properties fo:font-weight="bold"/>
    </style:style>
    <style:style style:name="T8" style:family="text">
      <style:text-properties fo:color="#000000" style:font-name="Times New Roman" fo:font-size="12pt" fo:letter-spacing="normal" fo:font-style="italic" fo:font-weight="normal" fo:background-color="#ffffff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text-line-through-style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ermisos especiales en Linux: Sticky Bit, SUID y SGID</text:h>
      <text:p text:style-name="P1"/>
      <text:p text:style-name="P1">Sticky bit</text:p>
      <text:p text:style-name="P1"><text:span text:style-name="T5">Cuando se le asigna a un directorio, significa que los elementos que hay en ese directorio solo pueden ser renombrados o borrados por su propietario o bien por root. El resto de usuarios que tengan permisos de lectura y escritura, los podrán leer y modificar, pero no borrar.</text:span> </text:p>
      <text:p text:style-name="P2"><text:span text:style-name="T1">actualmente el </text:span><text:span text:style-name="Emphasis"><text:span text:style-name="T8">sticky bit</text:span></text:span><text:span text:style-name="T4"> </text:span><text:span text:style-name="T1">se utiliza sobre directorios.</text:span><text:span text:style-name="T9"> </text:span><text:span text:style-name="T1">comúnmente es utilizado para «/tmp»</text:span><text:span text:style-name="T9"> </text:span></text:p>
      <text:p text:style-name="P3"/>
      <text:p text:style-name="P7">chmod 1775 test</text:p>
      <text:p text:style-name="P5">O bien</text:p>
      <text:list xml:id="list2584496046961410082" text:style-name="L1">
        <text:list-item>
          <text:p text:style-name="P13">chmod +t /test <text:span text:style-name="T6">#para activar sticky bit</text:span></text:p>
        </text:list-item>
        <text:list-item>
          <text:p text:style-name="P13">chmod -t /test <text:span text:style-name="T6">#para desactivar sticky bit</text:span></text:p>
        </text:list-item>
      </text:list>
      <text:p text:style-name="P3"/>
      <text:p text:style-name="P3"/>
      <text:h text:style-name="P8" text:outline-level="3">SUID</text:h>
      <text:p text:style-name="P6"><text:span text:style-name="T2">Cuando se activa el bit </text:span><text:span text:style-name="Strong_20_Emphasis"><text:span text:style-name="T3">SUID</text:span></text:span><text:span text:style-name="T2"> sobre un fichero significa que el que lo ejecute va a tener los mismos permisos que el que creó el archivo.</text:span></text:p>
      <text:p text:style-name="P15"/>
      <text:p text:style-name="P7"><text:span text:style-name="T7">[</text:span>david<text:span text:style-name="T7">@</text:span>servcentos <text:span text:style-name="T7">test]</text:span>$ <text:span text:style-name="T7">chmod</text:span> 4775 hello.sh</text:p>
      <text:p text:style-name="P3"/>
      <text:h text:style-name="P8" text:outline-level="3">SGID</text:h>
      <text:p text:style-name="P6"><text:span text:style-name="T2">El bit </text:span><text:span text:style-name="Strong_20_Emphasis"><text:span text:style-name="T3">SGID</text:span></text:span><text:span text:style-name="T2"> es lo mismo que </text:span><text:span text:style-name="Strong_20_Emphasis"><text:span text:style-name="T3">SUID</text:span></text:span><text:span text:style-name="T2">, pero a nivel de grupo. Esto es, todo archivo que tenga activo el SGID, al ser ejecutado, tendrás los privilegios del grupo al que pertenece.</text:span></text:p>
      <text:p text:style-name="P15"/>
      <text:p text:style-name="P7"><text:span text:style-name="T7">chmod</text:span> 2555 "fichero"</text:p>
      <text:p text:style-name="P3"/>
      <text:p text:style-name="P3"/>
      <text:p text:style-name="P3">SCRIPT</text:p>
      <text:p text:style-name="P3"/>
      <text:p text:style-name="P3">Comienza con con #!/bin/bash</text:p>
      <text:p text:style-name="P3"/>
      <text:p text:style-name="P3">Variables</text:p>
      <text:p text:style-name="P3">nombre = 'Juan'</text:p>
      <text:p text:style-name="P3">echo "Hola, nombre"</text:p>
      <text:p text:style-name="P3"/>
      <text:p text:style-name="P3">Los parametros se referencian con $1 hasta $9</text:p>
      <text:p text:style-name="P3">$* devuelve los parametros separados por espacios</text:p>
      <text:p text:style-name="P3">$@ parametros en array</text:p>
      <text:p text:style-name="P3">$# numero de parametros</text:p>
      <text:p text:style-name="P3">$0 nombre del scrip</text:p>
      <text:p text:style-name="P3"/>
      <text:p text:style-name="P3">Ejemplo: para.sh pepe juan manolo</text:p>
      <text:p text:style-name="P3"/>
      <text:p text:style-name="P3">IF</text:p>
      <text:p text:style-name="P4"/>
      <text:p text:style-name="P10">if["codicion"];then</text:p>
      <text:p text:style-name="P11">"comandos"</text:p>
      <text:p text:style-name="P10"><text:span text:style-name="T10">[elif</text:span><text:span text:style-name="T10">"condicion"</text:span><text:span text:style-name="T10">then</text:span></text:p>
      <text:p text:style-name="P11">"comandos"]</text:p>
      <text:p text:style-name="P11">[else</text:p>
      <text:p text:style-name="P11">"comandos"]</text:p>
      <text:p text:style-name="P11"><text:soft-page-break/>fi</text:p>
      <text:p text:style-name="P4"/>
      <text:p text:style-name="P4">LO QUE PONER EN LA CONDICION DEL IF MIRAR LAS DIAPOS DE IF</text:p>
      <text:p text:style-name="P4"/>
      <text:p text:style-name="P4"/>
      <text:p text:style-name="P4">COMANDO CUT</text:p>
      <text:p text:style-name="P4"/>
      <text:p text:style-name="P4">cit -d ":" -f 4,5 ejercicio.txt</text:p>
      <text:p text:style-name="P4">-d:delimitador</text:p>
      <text:p text:style-name="P4">-f fields, seleccionar columnas</text:p>
      <text:p text:style-name="P4">-c caracteres=lista</text:p>
      <text:p text:style-name="P4"/>
      <text:p text:style-name="P4"/>
      <text:p text:style-name="P4">Grep</text:p>
      <text:p text:style-name="P4"><text:s/>Te permite buscar palabras o cadenas de texto</text:p>
      <text:p text:style-name="P4"/>
      <text:p text:style-name="P4">grep [opciones] patron archivo</text:p>
      <text:p text:style-name="P4">-i no distingue entre mayusculas y minusculas</text:p>
      <text:p text:style-name="P4">-c muestra el numero de lineas con el patron</text:p>
      <text:p text:style-name="P4">-r habilita busqueda rcusiva en el directorio actual</text:p>
      <text:p text:style-name="P4">-n busca lineas y precede cada linea coincidente con un numero de linea</text:p>
      <text:p text:style-name="P4"/>
      <text:p text:style-name="P4">WC</text:p>
      <text:p text:style-name="P4"/>
      <text:p text:style-name="P4">wc muestra el numero de caracteres</text:p>
      <text:p text:style-name="P4"/>
      <text:p text:style-name="P4">wc [opcion] archivo</text:p>
      <text:p text:style-name="P4">si no pones opciones la respuesta estará compuesta por tres cifras nº lineas, nº palabras, nº caracteres. Si no pones nombre de archivo, se referirá a la entrada estandar.</text:p>
      <text:p text:style-name="P4">Si pones dos archivos, te saca en la primera linea los valores de cada uno y en la final la suma total de ambos</text:p>
      <text:p text:style-name="P4"/>
      <text:p text:style-name="P4">-c muestr el numero de bytes</text:p>
      <text:p text:style-name="P4">-L nº caracteres de la linea mas larga</text:p>
      <text:p text:style-name="P4">-l muestra el numero de lineas del archivo</text:p>
      <text:p text:style-name="P4">-m muestra el numero de caracteres</text:p>
      <text:p text:style-name="P4">-w muestra el numero de palabras</text:p>
      <text:p text:style-name="P4"/>
      <text:p text:style-name="P4">FIND</text:p>
      <text:p text:style-name="P4"/>
      <text:p text:style-name="P4">Buscá los archivos espeificados en los directorios de tu ordenador</text:p>
      <text:p text:style-name="P4"/>
      <text:p text:style-name="P4">find [ruta] opciones [lo que buscas]</text:p>
      <text:p text:style-name="P4"/>
      <text:p text:style-name="P4">si en la ruta ponemos / buscará en todo el sistema, si ponemos . Buscara en el directorio actual, si ponemos ~ buscará desde home.</text:p>
      <text:p text:style-name="P4"/>
      <text:p text:style-name="P4">-name busca por nombre</text:p>
      <text:p text:style-name="P4">-iname busca por nombre, ignora mayusculas y minusculas</text:p>
      <text:p text:style-name="P4">-not que no contenga eso, EJEMPLO; find . <text:s/>-not -iname fichero.txt</text:p>
      <text:p text:style-name="P4"/>
      <text:p text:style-name="P4">puedes usar los comodineas a la hora de buscar como. EJEMPLO; find . -name "*.txt"</text:p>
      <text:p text:style-name="P4"><text:soft-page-break/>Si añades -delete al final, borras el archivo</text:p>
      <text:p text:style-name="P4"/>
      <text:p text:style-name="P4"/>
      <text:p text:style-name="P4">TAIL</text:p>
      <text:p text:style-name="P4"/>
      <text:p text:style-name="P4">Imprime los ultimos 10 registros de un archivo</text:p>
      <text:p text:style-name="P4"/>
      <text:p text:style-name="P4">tail [opciones] fichero.txt</text:p>
      <text:p text:style-name="P4"/>
      <text:p text:style-name="P4">-n indica el numero de lineas a imprimir</text:p>
      <text:p text:style-name="P4">-c indica en ultimo numero de bytes (mides en bites)</text:p>
      <text:p text:style-name="P4"/>
      <text:p text:style-name="P4">HEAD</text:p>
      <text:p text:style-name="P4"/>
      <text:p text:style-name="P4">igual que tail pero con los primeros regist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9M2S</meta:editing-duration>
    <meta:editing-cycles>14</meta:editing-cycles>
    <meta:generator>OpenOffice/4.1.14$Win32 OpenOffice.org_project/4114m1$Build-9811</meta:generator>
    <dc:date>2024-04-08T12:24:40.91</dc:date>
    <dc:creator>Daniel Ojeda Martel</dc:creator>
    <meta:document-statistic meta:table-count="0" meta:image-count="0" meta:object-count="0" meta:page-count="3" meta:paragraph-count="72" meta:word-count="517" meta:character-count="2959"/>
    <meta:user-defined meta:name="Info 1"/>
    <meta:user-defined meta:name="Info 2"/>
    <meta:user-defined meta:name="Info 3"/>
    <meta:user-defined meta:name="Info 4"/>
  </office:meta>
</office:document-meta>
</file>